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A870000078A856701E85035077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4.787cm" draw:z-index="0"><draw:image xlink:href="Pictures/1000020100000A870000078A856701E85035077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2:18:10.477000000</dc:date>
    <meta:editing-duration>PT3M20S</meta:editing-duration>
    <meta:editing-cycles>4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